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5.804cm" fo:min-width="7.5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967cm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83cm" fo:min-width="3.496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673cm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04cm" fo:min-width="6.47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32cm" fo:min-width="3.125cm" loext:decorative="fals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5.804cm" fo:min-width="8.49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2cm" loext:decorative="false"/>
      <style:paragraph-properties style:writing-mode="lr-tb"/>
    </style:style>
    <style:style style:name="gr13" style:family="graphic" style:parent-style-name="standard">
      <style:graphic-properties svg:stroke-width="0.2cm" draw:marker-start="Arrow" draw:marker-start-width="0.6cm" draw:marker-end="Arrow" draw:marker-end-width="0.6cm" draw:textarea-vertical-align="middle" fo:padding-top="0.225cm" fo:padding-bottom="0.225cm" fo:padding-left="0.35cm" fo:padding-right="0.3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2cm" loext:decorative="false"/>
      <style:paragraph-properties style:writing-mode="lr-tb"/>
    </style:style>
    <style:style style:name="gr16" style:family="graphic" style:parent-style-name="standard">
      <style:graphic-properties draw:marker-end="Small_20_Arrow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67cm" fo:min-width="1.207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026cm" svg:height="6.054cm" draw:transform="skewX (0.000349065850398866) rotate (0.000349065850398866) translate (9.013cm 0.932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L1 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467cm" svg:height="2.384cm" svg:x="5.398cm" svg:y="5.339cm">
          <draw:text-box>
            <text:p text:style-name="P3"><text:span text:style-name="T2">IOb | AXI-Lite |</text:span></text:p>
            <text:p text:style-name="P3"><text:span text:style-name="T2">Wishbone</text:span></text:p>
          </draw:text-box>
        </draw:frame>
        <draw:custom-shape draw:style-name="gr3" draw:text-style-name="P5" draw:layer="layout" svg:width="3.996cm" svg:height="6.033cm" svg:x="1.005cm" svg:y="1.005cm">
          <draw:glue-point draw:id="4" svg:x="2.175cm" svg:y="5.001cm"/>
          <text:p text:style-name="P1"><text:span text:style-name="T1">Hos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1" draw:id="id1" draw:layer="layout" svg:width="4.173cm" svg:height="1.047cm" svg:x="0.625cm" svg:y="8.189cm">
          <draw:text-box>
            <text:p>clk, cke, arst</text:p>
          </draw:text-box>
        </draw:frame>
        <draw:custom-shape draw:style-name="gr5" draw:text-style-name="P5" draw:layer="layout" svg:width="6.977cm" svg:height="5.954cm" svg:x="34.018cm" svg:y="1.005cm">
          <draw:glue-point draw:id="4" svg:x="2.175cm" svg:y="5.001cm"/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3.625cm" svg:height="1.182cm" svg:x="30.257cm" svg:y="5.438cm">
          <draw:text-box>
            <text:p text:style-name="P7"><text:span text:style-name="T3">IOb | AXI</text:span></text:p>
          </draw:text-box>
        </draw:frame>
        <draw:line draw:style-name="gr7" draw:text-style-name="P9" draw:layer="layout" svg:x1="17.041cm" svg:y1="1.971cm" svg:x2="21.036cm" svg:y2="1.971cm">
          <text:p/>
        </draw:line>
        <draw:custom-shape draw:style-name="gr8" draw:text-style-name="P2" xml:id="id3" draw:id="id3" draw:layer="layout" svg:width="8.996cm" svg:height="6.054cm" draw:transform="skewX (0.000349065850398866) rotate (0.000349065850398866) translate (21.034cm 1.012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L2 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30.024cm" svg:y1="1.954cm" svg:x2="32.2cm" svg:y2="1.946cm">
          <text:p/>
        </draw:line>
        <draw:line draw:style-name="gr7" draw:text-style-name="P9" draw:layer="layout" svg:x1="21.01cm" svg:y1="2.961cm" svg:x2="17.041cm" svg:y2="2.953cm">
          <text:p/>
        </draw:line>
        <draw:frame draw:style-name="gr9" draw:text-style-name="P10" draw:layer="layout" svg:width="2.864cm" svg:height="0.725cm" svg:x="21.063cm" svg:y="1.567cm">
          <draw:text-box>
            <text:p><text:span text:style-name="T4">invalidate</text:span></text:p>
          </draw:text-box>
        </draw:frame>
        <draw:frame draw:style-name="gr10" draw:text-style-name="P10" draw:layer="layout" svg:width="3.127cm" svg:height="0.725cm" svg:x="13.634cm" svg:y="1.534cm">
          <draw:text-box>
            <text:p text:style-name="P11"><text:span text:style-name="T4">invalidate</text:span></text:p>
          </draw:text-box>
        </draw:frame>
        <draw:frame draw:style-name="gr11" draw:text-style-name="P10" draw:layer="layout" svg:width="3.385cm" svg:height="0.725cm" svg:x="21.049cm" svg:y="2.408cm">
          <draw:text-box>
            <text:p><text:span text:style-name="T4">wtb_empty</text:span></text:p>
          </draw:text-box>
        </draw:frame>
        <draw:frame draw:style-name="gr12" draw:text-style-name="P10" draw:layer="layout" svg:width="3.122cm" svg:height="0.725cm" svg:x="13.65cm" svg:y="2.408cm">
          <draw:text-box>
            <text:p text:style-name="P11"><text:span text:style-name="T4">wtb_empty</text:span></text:p>
          </draw:text-box>
        </draw:frame>
        <draw:frame draw:style-name="gr9" draw:text-style-name="P10" draw:layer="layout" svg:width="2.864cm" svg:height="0.725cm" svg:x="9.064cm" svg:y="1.568cm">
          <draw:text-box>
            <text:p><text:span text:style-name="T4">invalidate</text:span></text:p>
          </draw:text-box>
        </draw:frame>
        <draw:frame draw:style-name="gr11" draw:text-style-name="P10" draw:layer="layout" svg:width="3.385cm" svg:height="0.725cm" svg:x="9.05cm" svg:y="2.409cm">
          <draw:text-box>
            <text:p><text:span text:style-name="T4">wtb_empty</text:span></text:p>
          </draw:text-box>
        </draw:frame>
        <draw:frame draw:style-name="gr10" draw:text-style-name="P12" draw:layer="layout" svg:width="3.127cm" svg:height="0.725cm" svg:x="26.734cm" svg:y="1.534cm">
          <draw:text-box>
            <text:p text:style-name="P11"><text:span text:style-name="T4">invalidate</text:span></text:p>
          </draw:text-box>
        </draw:frame>
        <draw:frame draw:style-name="gr12" draw:text-style-name="P12" draw:layer="layout" svg:width="3.122cm" svg:height="0.725cm" svg:x="26.65cm" svg:y="2.408cm">
          <draw:text-box>
            <text:p text:style-name="P11"><text:span text:style-name="T4">wtb_empty</text:span></text:p>
          </draw:text-box>
        </draw:frame>
        <draw:line draw:style-name="gr13" draw:text-style-name="P13" draw:layer="layout" svg:x1="5.024cm" svg:y1="5.001cm" svg:x2="9.018cm" svg:y2="4.958cm">
          <text:p/>
        </draw:line>
        <draw:line draw:style-name="gr7" draw:text-style-name="P9" draw:layer="layout" svg:x1="32.157cm" svg:y1="2.97cm" svg:x2="30.015cm" svg:y2="2.966cm">
          <text:p/>
        </draw:line>
        <draw:line draw:style-name="gr7" draw:text-style-name="P9" draw:layer="layout" svg:x1="6.821cm" svg:y1="1.953cm" svg:x2="8.997cm" svg:y2="1.945cm">
          <text:p/>
        </draw:line>
        <draw:line draw:style-name="gr7" draw:text-style-name="P9" draw:layer="layout" svg:x1="8.954cm" svg:y1="2.969cm" svg:x2="6.812cm" svg:y2="2.965cm">
          <text:p/>
        </draw:line>
        <draw:frame draw:style-name="gr14" draw:text-style-name="P6" draw:layer="layout" svg:width="1.137cm" svg:height="0.962cm" svg:x="5.953cm" svg:y="1.481cm">
          <draw:text-box>
            <text:p>‘0’</text:p>
          </draw:text-box>
        </draw:frame>
        <draw:frame draw:style-name="gr15" draw:text-style-name="P6" draw:layer="layout" svg:width="1.172cm" svg:height="0.962cm" svg:x="32.121cm" svg:y="1.507cm">
          <draw:text-box>
            <text:p>‘Z’</text:p>
          </draw:text-box>
        </draw:frame>
        <draw:frame draw:style-name="gr15" draw:text-style-name="P6" draw:layer="layout" svg:width="1.172cm" svg:height="0.962cm" svg:x="5.981cm" svg:y="2.486cm">
          <draw:text-box>
            <text:p>‘Z’</text:p>
          </draw:text-box>
        </draw:frame>
        <draw:frame draw:style-name="gr14" draw:text-style-name="P6" draw:layer="layout" svg:width="1.137cm" svg:height="0.962cm" svg:x="32.09cm" svg:y="2.46cm">
          <draw:text-box>
            <text:p>‘1’</text:p>
          </draw:text-box>
        </draw:frame>
        <draw:line draw:style-name="gr13" draw:text-style-name="P13" draw:layer="layout" svg:x1="17.024cm" svg:y1="5.002cm" svg:x2="21.018cm" svg:y2="4.959cm">
          <text:p/>
        </draw:line>
        <draw:line draw:style-name="gr13" draw:text-style-name="P13" draw:layer="layout" svg:x1="29.986cm" svg:y1="5.028cm" svg:x2="33.98cm" svg:y2="4.985cm">
          <text:p/>
        </draw:line>
        <draw:connector draw:style-name="gr16" draw:text-style-name="P13" draw:layer="layout" svg:x1="4.798cm" svg:y1="8.712cm" svg:x2="13.026cm" svg:y2="6.985cm" draw:start-shape="id1" draw:start-glue-point="1" draw:end-shape="id2" draw:end-glue-point="2" svg:d="M4798 8712h8228v-1727" svg:viewBox="0 0 8229 1728">
          <text:p/>
        </draw:connector>
        <draw:connector draw:style-name="gr16" draw:text-style-name="P13" draw:layer="layout" svg:x1="4.798cm" svg:y1="8.712cm" svg:x2="25.532cm" svg:y2="7.064cm" draw:start-shape="id1" draw:start-glue-point="1" draw:end-shape="id3" draw:end-glue-point="2" svg:d="M4798 8712h20734v-1648" svg:viewBox="0 0 20735 1649">
          <text:p/>
        </draw:connector>
        <draw:frame draw:style-name="gr17" draw:text-style-name="P8" draw:layer="layout" svg:width="1.707cm" svg:height="1.117cm" svg:x="18.168cm" svg:y="5.299cm">
          <draw:text-box>
            <text:p text:style-name="P7"><text:span text:style-name="T3">IOb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4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12T18:04:05.583230956</dc:date>
    <meta:editing-duration>PT17H17S</meta:editing-duration>
    <meta:editing-cycles>66</meta:editing-cycles>
    <meta:generator>LibreOffice/25.8.4.2$Linux_X86_64 LibreOffice_project/580$Build-2</meta:generator>
    <meta:document-statistic meta:object-count="31"/>
  </office:meta>
</office:document-meta>
</file>